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wingHelper.centerOnScreen( 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wingHelper.configureCancelForDialog( final JDialog dialog , JButton cancelButt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wingHelper.actionPerformed( ActionEve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ngHelper.invokeOnEDT( Runnable runn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